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3.628cm" table:align="margins"/>
    </style:style>
    <style:style style:name="Tableau1.A" style:family="table-column">
      <style:table-column-properties style:column-width="6.814cm" style:rel-column-width="32767*"/>
    </style:style>
    <style:style style:name="Tableau1.B" style:family="table-column">
      <style:table-column-properties style:column-width="6.814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78721208" text:id="ct178721208">
          <text:insertion>
            <office:change-info>
              <dc:creator>inconnu</dc:creator>
              <dc:date>2009-09-29T10:47:00</dc:date>
            </office:change-info>
          </text:insertion>
        </text:changed-region>
        <text:changed-region xml:id="ct178721536" text:id="ct178721536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78721704" text:id="ct178721704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78469264" text:id="ct178469264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178469448" text:id="ct178469448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78781832" text:id="ct178781832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xml:id="ct178796920" text:id="ct178796920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178812776" text:id="ct17881277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8801984" text:id="ct178801984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178730720" text:id="ct17873072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8813600" text:id="ct17881360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8449224" text:id="ct178449224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178804760" text:id="ct17880476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8449456" text:id="ct17844945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8794392" text:id="ct17879439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8449688" text:id="ct17844968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8825728" text:id="ct17882572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8730320" text:id="ct178730320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78767416" text:id="ct178767416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78805704" text:id="ct178805704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78814168" text:id="ct178814168">
          <text:insertion>
            <office:change-info>
              <dc:creator>Gauthier Bastien</dc:creator>
              <dc:date>2013-01-17T15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78721208"/>self.displayValue(self.listProposingGroup(),self.getProposingGroup())<text:change-end text:change-id="ct178721208"/></text:p>
          <text:p text:style-name="P3"><text:line-break/>Correspondant :<text:line-break/><text:change-start text:change-id="ct178721536"/>self.portal_membership.getMemberInfo(self.Creator())['fullname']<text:change-end text:change-id="ct178721536"/></text:p>
          <text:p text:style-name="P3"><text:line-break/>Références : <text:change-start text:change-id="ct178721704"/>self.getItemReference()<text:change-end text:change-id="ct178721704"/></text:p>
        </draw:text-box>
      </draw:frame>
      <text:p text:style-name="Standard2">Du registre aux délibérations du <text:change-start text:change-id="ct178469264"/>self.portal_plonemeeting.getMeetingConfig(self).Title()<text:change-end text:change-id="ct178469264"/> a été extrait ce qui suit :<text:line-break/></text:p>
      <text:p text:style-name="P4">Séance du <text:change-start text:change-id="ct178469448"/>self.getMeeting().Title()<text:change-end text:change-id="ct178469448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getStrikedItemAssembly(groupByDuty=True))</text:p></office:annotation>Assemblée</text:p>
      <text:p text:style-name="P5"><text:span text:style-name="T1">Objet n° </text:span><text:change-start text:change-id="ct178781832"/><text:span text:style-name="T1">self.getItemNumber(relativeTo='meeting')</text:span><text:change-end text:change-id="ct178781832"/><text:span text:style-name="T1"> : </text:span><text:change-start text:change-id="ct178796920"/><text:span text:style-name="T1">self.</text:span>Title()<text:change-end text:change-id="ct178796920"/></text:p>
      <text:p text:style-name="Standard2"/>
      <text:p text:style-name="Standard"><office:annotation><dc:date>2009-09-29T00:00:00</dc:date><text:p>do text</text:p><text:p>from xhtml(self.getDeliberation())</text:p></office:annotation>Décision</text:p>
      <text:p text:style-name="pmParaKeepWithNext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0"><text:span text:style-name="T3">do text if self.getItemSignatures()</text:span></text:p></office:annotation><text:change-start text:change-id="ct178812776"/>self.getItemSignatures().split('\n')[0]<text:change-end text:change-id="ct178812776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8801984"/>self.getItemSignatories(theObjects=True)[1].getGender()=='m' and 'Le' or 'La'<text:change-end text:change-id="ct178801984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78730720"/>self.getItemSignatories(theObjects=True)[1].getDuty()<text:change-end text:change-id="ct178730720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0"><text:span text:style-name="T2">do text if self.getItemSignatures()</text:span></text:p></office:annotation><text:change-start text:change-id="ct178813600"/>self.getItemSignatures().split('\n')[2]<text:change-end text:change-id="ct178813600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8449224"/>self.getItemSignatories(theObjects=True)[0].getGender()=='m' and 'Le' or 'La'<text:change-end text:change-id="ct178449224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78804760"/>self.getItemSignatories(theObjects=True)[0].getDuty()<text:change-end text:change-id="ct178804760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78449456"/>self.getItemSignatures().split('\n')[1]<text:change-end text:change-id="ct178449456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8794392"/>self.getItemSignatories(theObjects=True)[1].Title()<text:change-end text:change-id="ct178794392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78449688"/>self.getItemSignatures().split('\n')[3]<text:change-end text:change-id="ct178449688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8825728"/>self.getItemSignatories(theObjects=True)[0].Title()<text:change-end text:change-id="ct178825728"/></text:p>
          </table:table-cell>
        </table:table-row>
      </table:table>
      <text:p text:style-name="P9"><text:line-break/>POUR EXTRAIT CONFORME :<text:lin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<text:change-start text:change-id="ct178730320"/>self.adapted().getCertifiedSignatures()[0].split('\n')[0]<text:change-end text:change-id="ct178730320"/></text:p>
            </table:table-cell>
            <table:table-cell table:style-name="Tableau1.A1" office:value-type="string">
              <text:p text:style-name="P6"><text:change-start text:change-id="ct178767416"/>self.adapted().getCertifiedSignatures()[0].split('\n')[2]<text:change-end text:change-id="ct178767416"/></text:p>
            </table:table-cell>
          </table:table-row>
        </table:table-header-rows>
        <table:table-row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5"><text:change-start text:change-id="ct178805704"/>self.adapted().getCertifiedSignatures()[0].split('\n')[1]<text:change-end text:change-id="ct178805704"/></text:p>
          </table:table-cell>
          <table:table-cell table:style-name="Tableau1.A1" office:value-type="string">
            <text:p text:style-name="P6"><text:change-start text:change-id="ct178814168"/>self.adapted().getCertifiedSignatures()[0].split('\n')[3]<text:change-end text:change-id="ct178814168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17T12:57:09</meta:creation-date>
    <dc:language>fr-FR</dc:language>
    <meta:editing-cycles>37</meta:editing-cycles>
    <meta:editing-duration>PT1H31M13S</meta:editing-duration>
    <meta:initial-creator>Gauthier Bastien</meta:initial-creator>
    <dc:date>2014-08-08T14:51:52</dc:date>
    <dc:creator>Gauthier Bastien</dc:creator>
    <meta:document-statistic meta:table-count="2" meta:image-count="0" meta:object-count="0" meta:page-count="1" meta:paragraph-count="25" meta:word-count="92" meta:character-count="1350" meta:non-whitespace-character-count="1287"/>
    <meta:user-defined meta:name="Info 1"/>
    <meta:user-defined meta:name="Info 2"/>
    <meta:user-defined meta:name="Info 3"/>
    <meta:user-defined meta:name="Info 4"/>
  </office:meta>
</office:document-meta>
</file>